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72397" officeooo:paragraph-rsid="00072397"/>
    </style:style>
    <style:style style:name="P2" style:family="paragraph" style:parent-style-name="Preformatted_20_Text">
      <style:text-properties officeooo:rsid="00072397" officeooo:paragraph-rsid="0008a0ee"/>
    </style:style>
    <style:style style:name="P3" style:family="paragraph" style:parent-style-name="Preformatted_20_Text">
      <style:text-properties officeooo:rsid="00072397" officeooo:paragraph-rsid="000a817a"/>
    </style:style>
    <style:style style:name="P4" style:family="paragraph" style:parent-style-name="Preformatted_20_Text">
      <style:text-properties officeooo:rsid="00072397" officeooo:paragraph-rsid="000cc7c6"/>
    </style:style>
    <style:style style:name="P5" style:family="paragraph" style:parent-style-name="Preformatted_20_Text">
      <style:text-properties officeooo:rsid="00072397" officeooo:paragraph-rsid="000d80ea"/>
    </style:style>
    <style:style style:name="P6" style:family="paragraph" style:parent-style-name="Preformatted_20_Text">
      <style:text-properties officeooo:rsid="00072397" officeooo:paragraph-rsid="0011a549"/>
    </style:style>
    <style:style style:name="P7" style:family="paragraph" style:parent-style-name="Preformatted_20_Text">
      <style:paragraph-properties fo:text-align="center" style:justify-single-word="false"/>
      <style:text-properties fo:color="#800000" fo:font-size="20pt" fo:text-shadow="1pt 1pt" fo:font-weight="bold" officeooo:rsid="00072397" officeooo:paragraph-rsid="00072397" style:font-size-asian="20pt" style:font-weight-asian="bold" style:font-size-complex="20pt" style:font-weight-complex="bold"/>
    </style:style>
    <style:style style:name="P8" style:family="paragraph" style:parent-style-name="Preformatted_20_Text">
      <style:text-properties officeooo:rsid="0008a0ee" officeooo:paragraph-rsid="0008a0ee"/>
    </style:style>
    <style:style style:name="P9" style:family="paragraph" style:parent-style-name="Preformatted_20_Text">
      <style:text-properties officeooo:rsid="0008a0ee" officeooo:paragraph-rsid="000fcaa5"/>
    </style:style>
    <style:style style:name="P10" style:family="paragraph" style:parent-style-name="Preformatted_20_Text">
      <style:text-properties officeooo:rsid="0008a0ee" officeooo:paragraph-rsid="0011a549"/>
    </style:style>
    <style:style style:name="P11" style:family="paragraph" style:parent-style-name="Preformatted_20_Text">
      <style:text-properties fo:font-style="italic" fo:font-weight="bold" officeooo:rsid="00072397" officeooo:paragraph-rsid="00072397" style:font-style-asian="italic" style:font-weight-asian="bold" style:font-style-complex="italic" style:font-weight-complex="bold"/>
    </style:style>
    <style:style style:name="P12" style:family="paragraph" style:parent-style-name="Preformatted_20_Text">
      <style:text-properties officeooo:rsid="000a817a" officeooo:paragraph-rsid="000a817a"/>
    </style:style>
    <style:style style:name="P13" style:family="paragraph" style:parent-style-name="Preformatted_20_Text">
      <style:text-properties officeooo:rsid="000cc7c6" officeooo:paragraph-rsid="000d80ea"/>
    </style:style>
    <style:style style:name="P14" style:family="paragraph" style:parent-style-name="Preformatted_20_Text">
      <style:text-properties officeooo:rsid="000d80ea" officeooo:paragraph-rsid="000d80ea"/>
    </style:style>
    <style:style style:name="P15" style:family="paragraph" style:parent-style-name="Preformatted_20_Text">
      <style:text-properties officeooo:rsid="000d80ea" officeooo:paragraph-rsid="000fcaa5"/>
    </style:style>
    <style:style style:name="P16" style:family="paragraph" style:parent-style-name="Preformatted_20_Text">
      <style:text-properties officeooo:rsid="000fcaa5" officeooo:paragraph-rsid="000fcaa5"/>
    </style:style>
    <style:style style:name="P17" style:family="paragraph" style:parent-style-name="Preformatted_20_Text">
      <style:text-properties officeooo:rsid="0011a549" officeooo:paragraph-rsid="0011a549"/>
    </style:style>
    <style:style style:name="P18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center" style:justify-single-word="false" fo:text-indent="0cm" style:auto-text-indent="false" style:page-number="auto"/>
      <style:text-properties fo:color="#ff0000" fo:font-size="20pt" fo:text-shadow="1pt 1pt" fo:font-weight="bold" officeooo:rsid="000fcaa5" officeooo:paragraph-rsid="000fcaa5" style:font-size-asian="20pt" style:font-weight-asian="bold" style:font-size-complex="20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0pt" fo:font-weight="normal" officeooo:rsid="000a817a" officeooo:paragraph-rsid="00120e22" fo:background-color="transparent" style:font-name-asian="Liberation Mono" style:font-name-complex="Liberation Mono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0pt" fo:font-weight="normal" officeooo:paragraph-rsid="00120e22" fo:background-color="transparent" style:font-name-asian="Liberation Mono" style:font-name-complex="Liberation Mono"/>
    </style:style>
    <style:style style:name="P21" style:family="paragraph" style:parent-style-name="Preformatted_20_Text">
      <style:text-properties officeooo:rsid="0011a549" officeooo:paragraph-rsid="0011a549"/>
    </style:style>
    <style:style style:name="P22" style:family="paragraph" style:parent-style-name="Preformatted_20_Text">
      <style:text-properties officeooo:rsid="000a817a" officeooo:paragraph-rsid="000a817a"/>
    </style:style>
    <style:style style:name="T1" style:family="text">
      <style:text-properties officeooo:rsid="0008a0ee"/>
    </style:style>
    <style:style style:name="T2" style:family="text">
      <style:text-properties officeooo:rsid="000a817a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0ca20e"/>
    </style:style>
    <style:style style:name="T5" style:family="text">
      <style:text-properties officeooo:rsid="000fcaa5"/>
    </style:style>
    <style:style style:name="T6" style:family="text">
      <style:text-properties officeooo:rsid="0011a5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Linked List</text:p>
      <text:p text:style-name="P7"/>
      <text:p text:style-name="P11"/>
      <text:p text:style-name="P11"><text:tab/><text:tab/><text:tab/><text:tab/><text:tab/><text:tab/><text:tab/><text:tab/> <text:s text:c="3"/>Created by Gianluca DeLucia</text:p>
      <text:p text:style-name="P1"><text:span text:style-name="T3"><text:tab/><text:tab/><text:tab/><text:tab/><text:tab/><text:tab/><text:tab/><text:tab/><text:tab/><text:tab/><text:tab/> <text:s text:c="2"/>N86001826) <text:s text:c="12"/><text:tab/><text:tab/><text:tab/><text:tab/><text:tab/><text:tab/><text:tab/><text:tab/></text:span><text:a xlink:type="simple" xlink:href="mailto:gian.delucia@studenti.unina.it" text:style-name="Internet_20_link" text:visited-style-name="Visited_20_Internet_20_Link"><text:span text:style-name="T3">gian.delucia@studenti.unina.it</text:span></text:a><text:span text:style-name="T3"> </text:span></text:p>
      <text:p text:style-name="P11"/>
      <text:p text:style-name="P1"/>
      <text:p text:style-name="P1"/>
      <text:p text:style-name="P1"/>
      <text:p text:style-name="P1"><text:tab/><text:span text:style-name="T3">SCOPO: </text:span></text:p>
      <text:p text:style-name="P1"><text:tab/><text:tab/><text:span text:style-name="T5">Utilizzare le linked list.</text:span></text:p>
      <text:p text:style-name="P1"/>
      <text:p text:style-name="P1"/>
      <text:p text:style-name="P1"><text:tab/><text:span text:style-name="T3">SPECIFICHE:</text:span> </text:p>
      <text:p text:style-name="P2"><text:tab/><text:tab/></text:p>
      <text:p text:style-name="P9"><text:tab/><text:tab/><text:span text:style-name="T5">void list ();</text:span></text:p>
      <text:p text:style-name="P16"><text:tab/><text:tab/>pNodo crea_nodo(int elem);</text:p>
      <text:p text:style-name="P16"><text:tab/><text:tab/>pNodo inserimento_lista_ordinata_ricorsivo(int elem, pNodo head);</text:p>
      <text:p text:style-name="P16"><text:tab/><text:tab/>pNodo inserimento_lista_ordinata_iterativo (int elem, pNodo pn);</text:p>
      <text:p text:style-name="P16"><text:tab/><text:tab/>pNodo cancella_nodo(int elem, pNodo handler);</text:p>
      <text:p text:style-name="P16"><text:tab/><text:tab/>void stampa(pNodo handler);</text:p>
      <text:p text:style-name="P8"><text:tab/><text:tab/></text:p>
      <text:p text:style-name="P1"/>
      <text:p text:style-name="P1"><text:tab/><text:span text:style-name="T3">DESCRIZIONE:</text:span> </text:p>
      <text:p text:style-name="P1"><text:tab/><text:tab/><text:span text:style-name="T3">a) Background del problema:</text:span> </text:p>
      <text:p text:style-name="P1"><text:s/></text:p>
      <text:p text:style-name="P2"><text:tab/><text:tab/><text:tab/><text:tab/><text:span text:style-name="T5">inserire un elemento nella lista</text:span>:</text:p>
      <text:p text:style-name="P2"/>
      <text:p text:style-name="P2"><text:tab/><text:tab/><text:tab/><text:tab/><text:tab/> 1) <text:span text:style-name="T4">Metodo Ricorsivo</text:span></text:p>
      <text:p text:style-name="P2"><text:tab/><text:tab/><text:tab/> <text:s text:c="2"/><text:tab/><text:tab/> 2) <text:span text:style-name="T4">Metodo Iterativo</text:span> </text:p>
      <text:p text:style-name="P1"/>
      <text:p text:style-name="P1"><text:tab/><text:tab/><text:span text:style-name="T3">b) Algoritmo:</text:span> </text:p>
      <text:p text:style-name="P8"/>
      <text:p text:style-name="P8"><text:tab/><text:tab/><text:tab/>function <text:span text:style-name="T5">inser_lista_ricorsivo (in: elem, pn)</text:span></text:p>
      <text:p text:style-name="P8"><text:tab/><text:tab/><text:tab/><text:tab/><text:span text:style-name="T4">var pn, nuovo_nodo : nodo</text:span></text:p>
      <text:p text:style-name="P8"><text:tab/><text:tab/><text:tab/><text:tab/><text:span text:style-name="T4">var elem : integer</text:span></text:p>
      <text:p text:style-name="P8"><text:tab/><text:tab/><text:tab/><text:tab/><text:span text:style-name="T4">begin</text:span></text:p>
      <text:p text:style-name="P10"><text:tab/><text:tab/><text:tab/><text:tab/><text:span text:style-name="T6">if (pn == NULL OR pn-&gt;info &gt;= elem)then</text:span></text:p>
      <text:p text:style-name="P17"><text:s text:c="2"/><text:tab/><text:tab/><text:tab/><text:tab/><text:tab/><text:tab/>nuovo_nodo := crea_nodo(elem);</text:p>
      <text:p text:style-name="P17"><text:s text:c="2"/><text:tab/><text:tab/><text:tab/><text:tab/><text:tab/><text:tab/>nuovo_nodo-&gt;link := pn;</text:p>
      <text:p text:style-name="P17"><text:s text:c="2"/><text:tab/><text:tab/><text:tab/><text:tab/>endif</text:p>
      <text:p text:style-name="P17"><text:s text:c="2"/><text:tab/><text:tab/><text:tab/><text:tab/>else if ( pn-&gt;info&lt;= elem)then</text:p>
      <text:p text:style-name="P17"><text:s text:c="2"/><text:tab/><text:tab/><text:tab/><text:tab/><text:tab/><text:tab/>nuovo_nodo := crea_nodo(elem);</text:p>
      <text:p text:style-name="P17"><text:s text:c="2"/><text:tab/><text:tab/><text:tab/><text:tab/><text:tab/><text:tab/>pn-&gt;link := nuovo_nodo;</text:p>
      <text:p text:style-name="P17"><text:s text:c="2"/><text:tab/><text:tab/><text:tab/><text:tab/>endif</text:p>
      <text:p text:style-name="P17"><text:s text:c="2"/><text:tab/><text:tab/><text:tab/><text:tab/>else inser_lista_ordinata_ricorsivo(elem, pn-&gt;link);</text:p>
      <text:p text:style-name="P17"><text:tab/><text:tab/><text:tab/><text:tab/>endif</text:p>
      <text:p text:style-name="P13"/>
      <text:p text:style-name="P14"><text:tab/><text:tab/><text:tab/><text:tab/>end<text:tab/></text:p>
      <text:p text:style-name="P15"><text:tab/><text:tab/><text:tab/>end <text:span text:style-name="T1">inserimento_lista_ricorsivo </text:span></text:p>
      <text:p text:style-name="P1"/>
      <text:p text:style-name="P17"/>
      <text:p text:style-name="P17"/>
      <text:p text:style-name="P17"/>
      <text:p text:style-name="P17"/>
      <text:p text:style-name="P17"><text:s text:c="2"/></text:p>
      <text:p text:style-name="P17"/>
      <text:p text:style-name="P17"/>
      <text:p text:style-name="P17"><text:soft-page-break/></text:p>
      <text:p text:style-name="P17">function inser_lista_ordinata_iterativo (in: elem, pn)</text:p>
      <text:p text:style-name="P17"><text:tab/>var nuovo_nodo, temp, precedente : nodo</text:p>
      <text:p text:style-name="P17"><text:tab/>begin</text:p>
      <text:p text:style-name="P17"/>
      <text:p text:style-name="P17"><text:tab/>nuovo_nodo := crea_nodo (elem);</text:p>
      <text:p text:style-name="P17"><text:tab/>temp := pn;</text:p>
      <text:p text:style-name="P17"><text:tab/>precedente := NULL;</text:p>
      <text:p text:style-name="P17"><text:tab/></text:p>
      <text:p text:style-name="P17"><text:tab/>while (temp != NULL AND temp-&gt;info &lt;= elem)do</text:p>
      <text:p text:style-name="P17"><text:tab/><text:tab/>precedente := temp;</text:p>
      <text:p text:style-name="P17"><text:tab/><text:tab/>temp := temp-&gt;link;</text:p>
      <text:p text:style-name="P17"><text:tab/>endwhile</text:p>
      <text:p text:style-name="P17"><text:tab/>if (precedente != NULL)then</text:p>
      <text:p text:style-name="P17"><text:tab/><text:tab/>precedente-&gt;link := nuovo_nodo;</text:p>
      <text:p text:style-name="P17"><text:tab/><text:tab/>nuovo_nodo-&gt;link := temp;</text:p>
      <text:p text:style-name="P17"><text:tab/>endif</text:p>
      <text:p text:style-name="P17"><text:tab/>else</text:p>
      <text:p text:style-name="P17"><text:tab/><text:tab/>nuovo_nodo-&gt;link = pn;</text:p>
      <text:p text:style-name="P17"><text:tab/><text:tab/>pn := nuovo_nodo;</text:p>
      <text:p text:style-name="P17"><text:tab/>endif</text:p>
      <text:p text:style-name="P17"><text:s text:c="6"/>end</text:p>
      <text:p text:style-name="P17">end inser_lista_ordinata_iterativo </text:p>
      <text:p text:style-name="P17"/>
      <text:p text:style-name="P6"/>
      <text:p text:style-name="P1"/>
      <text:p text:style-name="P1"><text:tab/><text:span text:style-name="T3">RIFERIMENTI BIBLIOGRAFICI: </text:span></text:p>
      <text:p text:style-name="P1"/>
      <text:p text:style-name="P1"><text:tab/>http://www.federica.unina.it/corsi/programmazione-ii-laboratorio/ </text:p>
      <text:p text:style-name="P1"><text:tab/>A. Murli, G. Laccetti,Laboratorio di Programmazione I, Ed. Liguori. </text:p>
      <text:p text:style-name="P1"><text:tab/>Criscuolo, F.P. Tramontano, Introduzione alla Programmazione, Algoritmi <text:tab/>Imperativi in C++, Ed. Manna. </text:p>
      <text:p text:style-name="P1"><text:tab/>G. Dromey, Algoritmi fondamentali, Ed. Jackson. </text:p>
      <text:p text:style-name="P1"><text:tab/>B. Kernighan, D. Ritchie, Linguaggio C, Ed. Jackson. </text:p>
      <text:p text:style-name="P1"><text:tab/>H. M. Deitel, P. J.Deitel, Corso completo di programmazione, Ed. Apogeo. </text:p>
      <text:p text:style-name="P1"/>
      <text:p text:style-name="P1"/>
      <text:p text:style-name="P1"/>
      <text:p text:style-name="P1"><text:tab/><text:span text:style-name="T3">LISTA DEI PARAMETRI: </text:span></text:p>
      <text:p text:style-name="P5"><text:tab/><text:tab/></text:p>
      <text:p text:style-name="P6"><text:tab/><text:tab/><text:tab/><text:span text:style-name="T6">int elem;</text:span></text:p>
      <text:p text:style-name="P17"><text:tab/><text:tab/><text:tab/>int scelta,scelta2;</text:p>
      <text:p text:style-name="P17"><text:tab/><text:tab/><text:tab/>char risp;</text:p>
      <text:p text:style-name="P6"><text:span text:style-name="T6"><text:tab/><text:tab/><text:tab/>nodo* head;</text:span><text:tab/></text:p>
      <text:p text:style-name="P6"/>
      <text:p text:style-name="P6"><text:tab/><text:tab/><text:tab/><text:span text:style-name="T6">typedef struct Nodo{</text:span></text:p>
      <text:p text:style-name="P17"><text:tab/><text:tab/><text:tab/><text:tab/>int info;</text:p>
      <text:p text:style-name="P17"><text:tab/><text:tab/><text:tab/><text:tab/>struct Nodo* link;</text:p>
      <text:p text:style-name="P17"><text:tab/><text:tab/><text:tab/>}nodo;</text:p>
      <text:p text:style-name="P17"/>
      <text:p text:style-name="P17"/>
      <text:p text:style-name="P1"><text:tab/><text:span text:style-name="T3">INDICATORI DI ERRORI:</text:span> </text:p>
      <text:p text:style-name="P1"><text:tab/><text:tab/>Nessuno. </text:p>
      <text:p text:style-name="P1"/>
      <text:p text:style-name="P1"/>
      <text:p text:style-name="P4"><text:tab/><text:span text:style-name="T3">PROCEDURE AUSILIARIE:</text:span> </text:p>
      <text:p text:style-name="P4"><text:tab/><text:tab/>Nessuna. </text:p>
      <text:p text:style-name="P1"/>
      <text:p text:style-name="P1"><text:tab/> </text:p>
      <text:p text:style-name="P1"><text:tab/><text:span text:style-name="T3">RACCOMANDAZIONI SULL'USO:</text:span> </text:p>
      <text:p text:style-name="P1"><text:tab/><text:tab/> <text:span text:style-name="T2">Non utilizzare numeri che abbiano più di otto cifre.</text:span></text:p>
      <text:p text:style-name="P1"><text:soft-page-break/></text:p>
      <text:p text:style-name="P1"/>
      <text:p text:style-name="P1"/>
      <text:p text:style-name="P1"><text:tab/><text:span text:style-name="T3">ESEMPIO D'USO:</text:span> </text:p>
      <text:p text:style-name="P1"><text:tab/><text:tab/><text:span text:style-name="T3">a) Esempio di programma chiamante: </text:span></text:p>
      <text:p text:style-name="P1"><text:tab/><text:tab/> </text:p>
      <text:p text:style-name="P17">void list ()</text:p>
      <text:p text:style-name="P17">{</text:p>
      <text:p text:style-name="P17"><text:tab/>int elem;</text:p>
      <text:p text:style-name="P17"><text:tab/>int scelta,scelta2;</text:p>
      <text:p text:style-name="P17"><text:tab/>char risp;</text:p>
      <text:p text:style-name="P17"><text:tab/>nodo* head;</text:p>
      <text:p text:style-name="P17"><text:tab/></text:p>
      <text:p text:style-name="P17"><text:tab/>head = NULL;</text:p>
      <text:p text:style-name="P17"><text:tab/><text:tab/></text:p>
      <text:p text:style-name="P17"><text:tab/>do{</text:p>
      <text:p text:style-name="P17"><text:tab/></text:p>
      <text:p text:style-name="P17"><text:tab/><text:tab/>cout&lt;&lt;"\t\t\t\tLinked List\n\n\n";</text:p>
      <text:p text:style-name="P17"><text:tab/><text:tab/></text:p>
      <text:p text:style-name="P17"><text:tab/><text:tab/>cout&lt;&lt;"\n\nScegli cosa fare: \n\n";</text:p>
      <text:p text:style-name="P17"><text:tab/><text:tab/>cout&lt;&lt;"\t1) Iserisci elemento\n\t2) Stampa lista\n\t3) Elimina\n\n ";</text:p>
      <text:p text:style-name="P17"><text:tab/><text:tab/>scelta = _getch();</text:p>
      <text:p text:style-name="P17"><text:tab/><text:tab/></text:p>
      <text:p text:style-name="P17"><text:tab/><text:tab/>switch (scelta)</text:p>
      <text:p text:style-name="P17"><text:tab/><text:tab/>{</text:p>
      <text:p text:style-name="P17"><text:tab/><text:tab/><text:tab/>case '1' :</text:p>
      <text:p text:style-name="P17"><text:tab/><text:tab/><text:tab/><text:tab/>{</text:p>
      <text:p text:style-name="P17"><text:tab/><text:tab/><text:tab/><text:tab/><text:tab/><text:tab/>cout&lt;&lt;"\n\nScegliere un tipo di algoritmo da eseguire: \n\n";</text:p>
      <text:p text:style-name="P17"><text:tab/><text:tab/><text:tab/><text:tab/><text:tab/><text:tab/>cout&lt;&lt;"\t1) Ricorivo\n\t2) Iterativo\n\n";</text:p>
      <text:p text:style-name="P17"><text:tab/><text:tab/><text:tab/><text:tab/><text:tab/><text:tab/>scelta = _getch();</text:p>
      <text:p text:style-name="P17"><text:tab/><text:tab/><text:tab/><text:tab/><text:tab/><text:tab/></text:p>
      <text:p text:style-name="P17"><text:tab/><text:tab/><text:tab/><text:tab/><text:tab/><text:tab/>switch (scelta)</text:p>
      <text:p text:style-name="P17"><text:tab/><text:tab/><text:tab/><text:tab/><text:tab/><text:tab/>{</text:p>
      <text:p text:style-name="P17"><text:tab/><text:tab/><text:tab/><text:tab/><text:tab/><text:tab/><text:tab/>case '1' :</text:p>
      <text:p text:style-name="P17"><text:tab/><text:tab/><text:tab/><text:tab/><text:tab/><text:tab/><text:tab/><text:tab/>{</text:p>
      <text:p text:style-name="P17"><text:tab/><text:tab/><text:tab/><text:tab/><text:tab/><text:tab/><text:tab/><text:tab/><text:tab/>cout&lt;&lt;"\nNuovo elemento da inserire <text:s/>===&gt;&gt; ";</text:p>
      <text:p text:style-name="P17"><text:tab/><text:tab/><text:tab/><text:tab/><text:tab/><text:tab/><text:tab/><text:tab/><text:tab/>cin&gt;&gt;elem;</text:p>
      <text:p text:style-name="P17"><text:tab/><text:tab/><text:tab/><text:tab/><text:tab/><text:tab/><text:tab/><text:tab/><text:tab/>head = inserimento_lista_ordinata_ricorsivo(elem, head);</text:p>
      <text:p text:style-name="P17"><text:tab/><text:tab/><text:tab/><text:tab/><text:tab/><text:tab/><text:tab/><text:tab/>}break;</text:p>
      <text:p text:style-name="P17"><text:tab/><text:tab/><text:tab/><text:tab/><text:tab/><text:tab/><text:tab/>case '2' :</text:p>
      <text:p text:style-name="P17"><text:tab/><text:tab/><text:tab/><text:tab/><text:tab/><text:tab/><text:tab/><text:tab/>{</text:p>
      <text:p text:style-name="P17"><text:tab/><text:tab/><text:tab/><text:tab/><text:tab/><text:tab/><text:tab/><text:tab/><text:tab/>cout&lt;&lt;"\nNuovo elemento da inserire <text:s/>===&gt;&gt; ";</text:p>
      <text:p text:style-name="P17"><text:tab/><text:tab/><text:tab/><text:tab/><text:tab/><text:tab/><text:tab/><text:tab/><text:tab/>cin&gt;&gt;elem;</text:p>
      <text:p text:style-name="P17"><text:tab/><text:tab/><text:tab/><text:tab/><text:tab/><text:tab/><text:tab/><text:tab/><text:tab/>head = inserimento_lista_ordinata_iterativo(elem, head);</text:p>
      <text:p text:style-name="P17"><text:tab/><text:tab/><text:tab/><text:tab/><text:tab/><text:tab/><text:tab/><text:tab/>}break;</text:p>
      <text:p text:style-name="P17"><text:tab/><text:tab/><text:tab/><text:tab/><text:tab/><text:tab/>}</text:p>
      <text:p text:style-name="P17"><text:tab/><text:tab/><text:tab/><text:tab/>}break;</text:p>
      <text:p text:style-name="P17"><text:tab/><text:tab/><text:tab/>case '2' :</text:p>
      <text:p text:style-name="P17"><text:tab/><text:tab/><text:tab/><text:tab/>{</text:p>
      <text:p text:style-name="P17"><text:tab/><text:tab/><text:tab/><text:tab/><text:tab/></text:p>
      <text:p text:style-name="P17"><text:tab/><text:tab/><text:tab/><text:tab/><text:tab/>if (head == NULL)</text:p>
      <text:p text:style-name="P17"><text:tab/><text:tab/><text:tab/><text:tab/><text:tab/>{</text:p>
      <text:p text:style-name="P17"><text:tab/><text:tab/><text:tab/><text:tab/><text:tab/><text:tab/>cout&lt;&lt;"La lista e' vuota!";</text:p>
      <text:p text:style-name="P17"><text:tab/><text:tab/><text:tab/><text:tab/><text:tab/>}</text:p>
      <text:p text:style-name="P17"><text:tab/><text:tab/><text:tab/><text:tab/><text:tab/>else </text:p>
      <text:p text:style-name="P17"><text:soft-page-break/><text:tab/><text:tab/><text:tab/><text:tab/><text:tab/>{</text:p>
      <text:p text:style-name="P17"><text:tab/><text:tab/><text:tab/><text:tab/><text:tab/><text:tab/>cout&lt;&lt;" Lista Ordinata : <text:s/>";</text:p>
      <text:p text:style-name="P17"><text:tab/><text:tab/><text:tab/><text:tab/><text:tab/><text:tab/>stampa(head);</text:p>
      <text:p text:style-name="P17"><text:tab/><text:tab/><text:tab/><text:tab/><text:tab/>}</text:p>
      <text:p text:style-name="P17"><text:tab/><text:tab/><text:tab/><text:tab/><text:tab/></text:p>
      <text:p text:style-name="P17"><text:tab/><text:tab/><text:tab/><text:tab/>}break;</text:p>
      <text:p text:style-name="P17"><text:tab/><text:tab/><text:tab/>case '3' :</text:p>
      <text:p text:style-name="P17"><text:tab/><text:tab/><text:tab/><text:tab/>{</text:p>
      <text:p text:style-name="P17"><text:tab/><text:tab/><text:tab/><text:tab/><text:tab/>cout&lt;&lt;"\nElemento da eliminare ===&gt;&gt; ";</text:p>
      <text:p text:style-name="P17"><text:tab/><text:tab/><text:tab/><text:tab/><text:tab/>cin&gt;&gt;elem;</text:p>
      <text:p text:style-name="P17"><text:tab/><text:tab/><text:tab/><text:tab/><text:tab/>head = cancella_nodo(elem, head);</text:p>
      <text:p text:style-name="P17"><text:tab/><text:tab/><text:tab/><text:tab/><text:tab/>cout&lt;&lt;"\nElemento eliminato con successo!";</text:p>
      <text:p text:style-name="P17"><text:tab/><text:tab/><text:tab/><text:tab/><text:tab/></text:p>
      <text:p text:style-name="P17"><text:tab/><text:tab/><text:tab/><text:tab/>}break;</text:p>
      <text:p text:style-name="P17"><text:tab/><text:tab/>}</text:p>
      <text:p text:style-name="P17"><text:tab/><text:tab/></text:p>
      <text:p text:style-name="P17"><text:tab/><text:tab/>cout&lt;&lt;"\n\nVuoi tornare indietro? &lt;s/n&gt; ? ";</text:p>
      <text:p text:style-name="P17"><text:tab/><text:tab/>cin&gt;&gt;risp;</text:p>
      <text:p text:style-name="P17"><text:tab/><text:tab/>system ("cls");</text:p>
      <text:p text:style-name="P17"><text:tab/><text:tab/></text:p>
      <text:p text:style-name="P17"><text:tab/>}while((risp == 's') || (risp == 'S'));</text:p>
      <text:p text:style-name="P17"><text:tab/></text:p>
      <text:p text:style-name="P17">}</text:p>
      <text:p text:style-name="P17"/>
      <text:p text:style-name="P6"/>
      <text:p text:style-name="P3"><text:tab/><text:tab/><text:span text:style-name="T3">b)Esempio di esecuzione:</text:span></text:p>
      <text:p text:style-name="P12"/>
      <text:p text:style-name="P12"/>
      <text:p text:style-name="P12"/>
      <text:p text:style-name="P20">Scegli cosa fare:</text:p>
      <text:p text:style-name="P20"/>
      <text:p text:style-name="P20"><text:s text:c="8"/>1) Iserisci elemento</text:p>
      <text:p text:style-name="P20"><text:s text:c="8"/>2) Stampa lista</text:p>
      <text:p text:style-name="P20"><text:s text:c="8"/>3) Elimina</text:p>
      <text:p text:style-name="P20"/>
      <text:p text:style-name="P20"/>
      <text:p text:style-name="P20"/>
      <text:p text:style-name="P20">Scegliere un tipo di algoritmo da eseguire:</text:p>
      <text:p text:style-name="P20"/>
      <text:p text:style-name="P20"><text:s text:c="8"/>1) Ricorivo</text:p>
      <text:p text:style-name="P20"><text:s text:c="8"/>2) Iterativo</text:p>
      <text:p text:style-name="P20"/>
      <text:p text:style-name="P20"/>
      <text:p text:style-name="P20">Nuovo elemento da inserire <text:s/>===&gt;&gt; 3</text:p>
      <text:p text:style-name="P20"/>
      <text:p text:style-name="P19">Lista Ordinata :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8T00:21:10.189340669</dc:date>
    <dc:creator>Gianluca Lucia</dc:creator>
    <meta:editing-duration>PT57M51S</meta:editing-duration>
    <meta:editing-cycles>9</meta:editing-cycles>
    <meta:generator>LibreOffice/4.4.3.2$Linux_X86_64 LibreOffice_project/40m0$Build-2</meta:generator>
    <meta:document-statistic meta:table-count="0" meta:image-count="0" meta:object-count="0" meta:page-count="4" meta:paragraph-count="168" meta:word-count="445" meta:character-count="3875" meta:non-whitespace-character-count="2943"/>
  </office:meta>
</office:document-meta>
</file>